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6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fo:font-weight="bold" style:font-size-asian="26pt" style:font-weight-asian="bold" style:font-size-complex="26pt" style:font-weight-complex="bold"/>
    </style:style>
    <style:style style:name="P6" style:family="paragraph"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Liberation Sans Narrow" fo:font-size="37pt" fo:text-shadow="none" fo:font-weight="bold" style:font-size-asian="37pt" style:font-weight-asian="bold" style:font-size-complex="37pt" style:font-weight-complex="bold"/>
    </style:style>
    <style:style style:name="P9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Liberation Sans Narrow" fo:font-size="37pt" fo:text-shadow="none" fo:font-weight="bold" style:font-size-asian="37pt" style:font-weight-asian="bold" style:font-size-complex="37pt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12" style:family="paragraph">
      <style:paragraph-properties fo:margin-left="0.318cm" fo:margin-right="0cm" fo:text-indent="0cm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1pt 1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Liberation Sans Narrow" fo:font-size="28pt" fo:text-shadow="none" fo:font-weight="bold" style:font-size-asian="28pt" style:font-weight-asian="bold" style:font-size-complex="28pt" style:font-weight-complex="bold"/>
    </style:style>
    <style:style style:name="T4" style:family="text"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Liberation Sans Narrow" fo:font-size="34pt" fo:text-shadow="none" fo:font-weight="bold" style:font-size-asian="34pt" style:font-weight-asian="bold" style:font-size-complex="34pt" style:font-weight-complex="bold"/>
    </style:style>
    <style:style style:name="T6" style:family="text">
      <style:text-properties fo:color="#ffffff" style:font-name="Segoe UI1" fo:font-size="32pt" fo:text-shadow="1pt 1pt" fo:font-weight="bold" style:font-size-asian="32pt" style:font-weight-asian="bold" style:font-size-complex="32pt" style:font-weight-complex="bold"/>
    </style:style>
    <style:style style:name="T7" style:family="text">
      <style:text-properties fo:color="#ffffff" style:font-name="Segoe UI1" fo:font-size="26pt" fo:text-shadow="1pt 1pt" fo:font-weight="bold" style:font-size-asian="26pt" style:font-weight-asian="bold" style:font-size-complex="26pt" style:font-weight-complex="bold"/>
    </style:style>
    <style:style style:name="T8" style:family="text">
      <style:text-properties fo:color="#000000" style:font-name="Liberation Sans Narrow" fo:font-size="35pt" fo:text-shadow="none" fo:font-weight="bold" style:font-size-asian="35pt" style:font-weight-asian="bold" style:font-size-complex="35pt" style:font-weight-complex="bold"/>
    </style:style>
    <style:style style:name="T9" style:family="text">
      <style:text-properties fo:color="#ffffff" style:font-name="Segoe UI1" fo:font-size="26pt" fo:text-shadow="1pt 1pt" style:font-size-asian="26pt" style:font-size-complex="26pt"/>
    </style:style>
    <style:style style:name="T10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524cm" svg:y="0.493cm">
          <draw:text-box>
            <text:p text:style-name="P1"><text:span text:style-name="T1">HYMN #690</text:span></text:p>
            <text:p text:style-name="P1"><text:span text:style-name="T2">“</text:span><text:span text:style-name="T2">Hope of the Worl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26.162cm" svg:height="6.604cm" svg:x="0.762cm" svg:y="0.508cm">
          <draw:text-box>
            <text:p text:style-name="P4"><text:span text:style-name="T3">1.</text:span><text:span text:style-name="T4"> </text:span><text:span text:style-name="T5">Hope of the world, Thou Christ of great compassion;</text:span><text:span text:style-name="T4"><text:line-break/></text:span><text:span text:style-name="T4"> <text:s text:c="3"/>Speak to our fearful hearts by conflict rent.</text:span><text:span text:style-name="T4"><text:line-break/></text:span><text:span text:style-name="T4"> <text:s text:c="3"/>Save us, Thy people, from consuming passion,</text:span><text:span text:style-name="T4"><text:line-break/></text:span><text:span text:style-name="T4"> <text:s text:c="3"/>Who by our own false hopes and aims are spent.</text:span><text:span text:style-name="T6"> </text:span><text:span text:style-name="T7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7" draw:layer="layout" svg:width="26.162cm" svg:height="6.35cm" svg:x="1.016cm" svg:y="0.508cm">
          <draw:text-box>
            <text:p text:style-name="P6"><text:span text:style-name="T3">2. </text:span><text:span text:style-name="T3"><text:tab/></text:span><text:span text:style-name="T8">Hope of the world, God’s gift from highest heaven,</text:span><text:span text:style-name="T4"><text:line-break/></text:span><text:span text:style-name="T4"> <text:s text:c="3"/>Bringing to hungry souls the bread of life,</text:span><text:span text:style-name="T4"><text:line-break/></text:span><text:span text:style-name="T4"> <text:s text:c="3"/>Still let Thy Spirit unto us be given</text:span><text:span text:style-name="T4"><text:line-break/></text:span><text:span text:style-name="T4"> <text:s text:c="3"/>To heal earth’s wounds and end our bitter strif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9" draw:layer="layout" svg:width="26.162cm" svg:height="6.263cm" svg:x="1.016cm" svg:y="0.508cm">
          <draw:text-box>
            <text:p text:style-name="P8"><text:span text:style-name="T3">3. </text:span><text:span text:style-name="T4"><text:tab/></text:span><text:span text:style-name="T4">Hope of the world, afoot on dusty highways,</text:span><text:span text:style-name="T4"><text:line-break/></text:span><text:span text:style-name="T4"> <text:s text:c="3"/>Showing to wand’ring souls the path of light,</text:span><text:span text:style-name="T4"><text:line-break/></text:span><text:span text:style-name="T4"> <text:s text:c="3"/>Walk Thou beside us lest the tempting byways</text:span><text:span text:style-name="T4"><text:line-break/></text:span><text:span text:style-name="T4"> <text:s text:c="3"/>Lure us away from Thee to endless nigh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7" draw:layer="layout" svg:width="26.162cm" svg:height="6.604cm" svg:x="0.762cm" svg:y="0.508cm">
          <draw:text-box>
            <text:p text:style-name="P6"><text:span text:style-name="T3">4. </text:span><text:span text:style-name="T4"><text:tab/></text:span><text:span text:style-name="T8">Hope of the world, who by Thy cross didst save us</text:span><text:span text:style-name="T4"><text:line-break/></text:span><text:span text:style-name="T4"> <text:s text:c="3"/>From death and dark despair, from sin and guilt,</text:span><text:span text:style-name="T4"><text:line-break/></text:span><text:span text:style-name="T4"> <text:s text:c="3"/>We render back the love Thy mercy gave us;</text:span><text:span text:style-name="T4"><text:line-break/></text:span><text:span text:style-name="T4"> <text:s text:c="3"/>Take Thou our lives and use them as Thou wil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6" draw:text-style-name="P14" draw:layer="layout" svg:width="26.162cm" svg:height="14.174cm" svg:x="1.016cm" svg:y="0.254cm">
          <draw:text-box>
            <text:p text:style-name="P11"><text:span text:style-name="T3">5. </text:span><text:span text:style-name="T3"><text:tab/></text:span><text:span text:style-name="T4">Hope of the world, O Christ, o’er death victorious,</text:span><text:span text:style-name="T4"><text:line-break/></text:span><text:span text:style-name="T4"> <text:s text:c="3"/>Who by this sign didst conquer grief and pain,</text:span><text:span text:style-name="T4"><text:line-break/></text:span><text:span text:style-name="T4"> <text:s text:c="3"/>We would be faithful to Thy Gospel glorious.</text:span><text:span text:style-name="T4"><text:line-break/></text:span><text:span text:style-name="T4"> <text:s text:c="3"/>Thou art our Lord! Thou dost forever reign!</text:span></text:p>
            <text:p text:style-name="P12"><text:span text:style-name="T9"><text:line-break/></text:span><text:span text:style-name="T9"/></text:p>
            <text:p text:style-name="P13"><text:span text:style-name="T10">© 1954, renewed 1982</text:span></text:p>
            <text:p text:style-name="P13"><text:span text:style-name="T10">The Hymn Society; admin.</text:span></text:p>
            <text:p text:style-name="P13"><text:span text:style-name="T10">Hope Publishing Co.</text:span></text:p>
            <text:p text:style-name="P13"><text:span text:style-name="T10">Used by permission: </text:span></text:p>
            <text:p text:style-name="P13"><text:span text:style-name="T10">LSB Hymn License</text:span></text:p>
            <text:p text:style-name="P13"><text:span text:style-name="T10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11:55:36.539000000</meta:creation-date>
    <dc:title>Hymn template</dc:title>
    <meta:editing-duration>PT4M42S</meta:editing-duration>
    <meta:editing-cycles>4</meta:editing-cycles>
    <meta:generator>LibreOffice/6.1.3.2$Windows_X86_64 LibreOffice_project/86daf60bf00efa86ad547e59e09d6bb77c699acb</meta:generator>
    <meta:initial-creator>Arthur Hoch</meta:initial-creator>
    <dc:date>2019-01-16T14:55:25.193000000</dc:date>
    <meta:document-statistic meta:object-count="51"/>
    <meta:template xlink:type="simple" xlink:actuate="onRequest" xlink:title="Hymn template" xlink:href="../../AppData/Roaming/LibreOffice/4/user/template/Worship%20Templsates/Hymn%20template.otp" meta:date="2015-10-13T11:55:36.430000000"/>
  </office:meta>
</office:document-meta>
</file>